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95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02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6866in"/>
    </style:style>
    <style:style style:name="co6" style:family="table-column">
      <style:table-column-properties fo:break-before="auto" style:column-width="0.7665in"/>
    </style:style>
    <style:style style:name="co7" style:family="table-column">
      <style:table-column-properties fo:break-before="auto" style:column-width="0.2102in"/>
    </style:style>
    <style:style style:name="co8" style:family="table-column">
      <style:table-column-properties fo:break-before="auto" style:column-width="0.2898in"/>
    </style:style>
    <style:style style:name="co9" style:family="table-column">
      <style:table-column-properties fo:break-before="auto" style:column-width="0.5283in"/>
    </style:style>
    <style:style style:name="co10" style:family="table-column">
      <style:table-column-properties fo:break-before="auto" style:column-width="1.0445in"/>
    </style:style>
    <style:style style:name="co11" style:family="table-column">
      <style:table-column-properties fo:break-before="auto" style:column-width="1.0575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1.3618in"/>
    </style:style>
    <style:style style:name="co14" style:family="table-column">
      <style:table-column-properties fo:break-before="auto" style:column-width="0.8193in"/>
    </style:style>
    <style:style style:name="co15" style:family="table-column">
      <style:table-column-properties fo:break-before="auto" style:column-width="0.898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color="#800000" fo:font-weight="bold" style:font-weight-asian="bold" style:font-weight-complex="bold"/>
    </style:style>
    <style:style style:name="ce4" style:family="table-cell" style:parent-style-name="Default" style:data-style-name="N11">
      <style:text-properties fo:color="#800000" fo:font-weight="bold" style:font-weight-asian="bold" style:font-weight-complex="bold"/>
    </style:style>
    <style:style style:name="ce5" style:family="table-cell" style:parent-style-name="Default">
      <style:text-properties fo:color="#8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Kepler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r_dmr.exe</text:p>
          </table:table-cell>
          <table:table-cell office:value-type="string">
            <text:p>N5L.1</text:p>
          </table:table-cell>
          <table:table-cell office:value-type="float" office:value="956752">
            <text:p>956752</text:p>
          </table:table-cell>
          <table:table-cell office:value-type="float" office:value="438841">
            <text:p>438841</text:p>
          </table:table-cell>
          <table:table-cell office:value-type="float" office:value="1881748">
            <text:p>188174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689">
            <text:p>2689</text:p>
          </table:table-cell>
          <table:table-cell office:value-type="float" office:value="2659.753906">
            <text:p>2659.753906</text:p>
          </table:table-cell>
        </table:table-row>
        <table:table-row table:style-name="ro1">
          <table:table-cell office:value-type="string">
            <text:p>r_dmr.exe</text:p>
          </table:table-cell>
          <table:table-cell office:value-type="string">
            <text:p>N5L.1</text:p>
          </table:table-cell>
          <table:table-cell office:value-type="float" office:value="956752">
            <text:p>956752</text:p>
          </table:table-cell>
          <table:table-cell office:value-type="float" office:value="438841">
            <text:p>438841</text:p>
          </table:table-cell>
          <table:table-cell office:value-type="float" office:value="1881966">
            <text:p>18819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700">
            <text:p>2700</text:p>
          </table:table-cell>
          <table:table-cell office:value-type="float" office:value="2664.770508">
            <text:p>2664.770508</text:p>
          </table:table-cell>
        </table:table-row>
        <table:table-row table:style-name="ro1">
          <table:table-cell office:value-type="string">
            <text:p>m_dmr_a.exe</text:p>
          </table:table-cell>
          <table:table-cell office:value-type="string">
            <text:p>N5L.1</text:p>
          </table:table-cell>
          <table:table-cell office:value-type="float" office:value="956752">
            <text:p>956752</text:p>
          </table:table-cell>
          <table:table-cell office:value-type="float" office:value="438841">
            <text:p>438841</text:p>
          </table:table-cell>
          <table:table-cell office:value-type="float" office:value="1900380">
            <text:p>190038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040">
            <text:p>2040</text:p>
          </table:table-cell>
          <table:table-cell office:value-type="float" office:value="1967.675415">
            <text:p>1967.675415</text:p>
          </table:table-cell>
        </table:table-row>
        <table:table-row table:style-name="ro1">
          <table:table-cell office:value-type="string">
            <text:p>m_dmr.exe</text:p>
          </table:table-cell>
          <table:table-cell office:value-type="string">
            <text:p>N5L.1</text:p>
          </table:table-cell>
          <table:table-cell office:value-type="float" office:value="956752">
            <text:p>956752</text:p>
          </table:table-cell>
          <table:table-cell office:value-type="float" office:value="438841">
            <text:p>438841</text:p>
          </table:table-cell>
          <table:table-cell office:value-type="float" office:value="1898382">
            <text:p>189838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810">
            <text:p>1810</text:p>
          </table:table-cell>
          <table:table-cell office:value-type="float" office:value="1768.324951">
            <text:p>1768.324951</text:p>
          </table:table-cell>
        </table:table-row>
        <table:table-row table:style-name="ro1">
          <table:table-cell office:value-type="string">
            <text:p>m_dmr_LB.exe</text:p>
          </table:table-cell>
          <table:table-cell office:value-type="string">
            <text:p>N5L.1</text:p>
          </table:table-cell>
          <table:table-cell office:value-type="float" office:value="956752">
            <text:p>956752</text:p>
          </table:table-cell>
          <table:table-cell office:value-type="float" office:value="438841">
            <text:p>438841</text:p>
          </table:table-cell>
          <table:table-cell office:value-type="float" office:value="1898378">
            <text:p>189837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740">
            <text:p>1740</text:p>
          </table:table-cell>
          <table:table-cell office:value-type="float" office:value="1683.145142">
            <text:p>1683.145142</text:p>
          </table:table-cell>
        </table:table-row>
        <table:table-row table:style-name="ro1">
          <table:table-cell office:value-type="string">
            <text:p>m_dmr_LB_D.exe</text:p>
          </table:table-cell>
          <table:table-cell office:value-type="string">
            <text:p>N5L.1</text:p>
          </table:table-cell>
          <table:table-cell office:value-type="float" office:value="956752">
            <text:p>956752</text:p>
          </table:table-cell>
          <table:table-cell office:value-type="float" office:value="438841">
            <text:p>438841</text:p>
          </table:table-cell>
          <table:table-cell office:value-type="float" office:value="1898288">
            <text:p>189828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649">
            <text:p>2649</text:p>
          </table:table-cell>
          <table:table-cell office:value-type="float" office:value="2595.104492">
            <text:p>2595.10449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_dmr.exe</text:p>
          </table:table-cell>
          <table:table-cell office:value-type="string">
            <text:p>N11L.1</text:p>
          </table:table-cell>
          <table:table-cell office:value-type="float" office:value="1910606">
            <text:p>1910606</text:p>
          </table:table-cell>
          <table:table-cell office:value-type="float" office:value="878260">
            <text:p>878260</text:p>
          </table:table-cell>
          <table:table-cell office:value-type="float" office:value="3760858">
            <text:p>376085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459">
            <text:p>5459</text:p>
          </table:table-cell>
          <table:table-cell office:value-type="float" office:value="5389.052734">
            <text:p>5389.052734</text:p>
          </table:table-cell>
        </table:table-row>
        <table:table-row table:style-name="ro1">
          <table:table-cell office:value-type="string">
            <text:p>r_dmr.exe</text:p>
          </table:table-cell>
          <table:table-cell office:value-type="string">
            <text:p>N11L.1</text:p>
          </table:table-cell>
          <table:table-cell office:value-type="float" office:value="1910606">
            <text:p>1910606</text:p>
          </table:table-cell>
          <table:table-cell office:value-type="float" office:value="878260">
            <text:p>878260</text:p>
          </table:table-cell>
          <table:table-cell office:value-type="float" office:value="3761728">
            <text:p>37617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330">
            <text:p>5330</text:p>
          </table:table-cell>
          <table:table-cell office:value-type="float" office:value="5278.360352">
            <text:p>5278.360352</text:p>
          </table:table-cell>
        </table:table-row>
        <table:table-row table:style-name="ro1">
          <table:table-cell office:value-type="string">
            <text:p>m_dmr_a.exe</text:p>
          </table:table-cell>
          <table:table-cell office:value-type="string">
            <text:p>N11L.1</text:p>
          </table:table-cell>
          <table:table-cell office:value-type="float" office:value="1910606">
            <text:p>1910606</text:p>
          </table:table-cell>
          <table:table-cell office:value-type="float" office:value="878260">
            <text:p>878260</text:p>
          </table:table-cell>
          <table:table-cell office:value-type="float" office:value="3799220">
            <text:p>37992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620">
            <text:p>3620</text:p>
          </table:table-cell>
          <table:table-cell office:value-type="float" office:value="3441.258057">
            <text:p>3441.258057</text:p>
          </table:table-cell>
        </table:table-row>
        <table:table-row table:style-name="ro1">
          <table:table-cell office:value-type="string">
            <text:p>m_dmr.exe</text:p>
          </table:table-cell>
          <table:table-cell office:value-type="string">
            <text:p>N11L.1</text:p>
          </table:table-cell>
          <table:table-cell office:value-type="float" office:value="1910606">
            <text:p>1910606</text:p>
          </table:table-cell>
          <table:table-cell office:value-type="float" office:value="878260">
            <text:p>878260</text:p>
          </table:table-cell>
          <table:table-cell office:value-type="float" office:value="3795426">
            <text:p>379542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209">
            <text:p>3209</text:p>
          </table:table-cell>
          <table:table-cell office:value-type="float" office:value="3086.890137">
            <text:p>3086.890137</text:p>
          </table:table-cell>
        </table:table-row>
        <table:table-row table:style-name="ro1">
          <table:table-cell office:value-type="string">
            <text:p>m_dmr_LB.exe</text:p>
          </table:table-cell>
          <table:table-cell office:value-type="string">
            <text:p>N11L.1</text:p>
          </table:table-cell>
          <table:table-cell office:value-type="float" office:value="1910606">
            <text:p>1910606</text:p>
          </table:table-cell>
          <table:table-cell office:value-type="float" office:value="878260">
            <text:p>878260</text:p>
          </table:table-cell>
          <table:table-cell office:value-type="float" office:value="3795376">
            <text:p>379537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80">
            <text:p>3080</text:p>
          </table:table-cell>
          <table:table-cell office:value-type="float" office:value="2961.422852">
            <text:p>2961.422852</text:p>
          </table:table-cell>
        </table:table-row>
        <table:table-row table:style-name="ro1">
          <table:table-cell office:value-type="string">
            <text:p>m_dmr_LB_D.exe</text:p>
          </table:table-cell>
          <table:table-cell office:value-type="string">
            <text:p>N11L.1</text:p>
          </table:table-cell>
          <table:table-cell office:value-type="float" office:value="1910606">
            <text:p>1910606</text:p>
          </table:table-cell>
          <table:table-cell office:value-type="float" office:value="878260">
            <text:p>878260</text:p>
          </table:table-cell>
          <table:table-cell office:value-type="float" office:value="3795358">
            <text:p>379535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899">
            <text:p>4899</text:p>
          </table:table-cell>
          <table:table-cell office:value-type="float" office:value="4781.223145">
            <text:p>4781.22314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_dmr.exe</text:p>
          </table:table-cell>
          <table:table-cell office:value-type="string">
            <text:p>N56L.1</text:p>
          </table:table-cell>
          <table:table-cell office:value-type="float" office:value="9632280">
            <text:p>9632280</text:p>
          </table:table-cell>
          <table:table-cell office:value-type="float" office:value="4389152">
            <text:p>4389152</text:p>
          </table:table-cell>
          <table:table-cell office:value-type="float" office:value="18812348">
            <text:p>1881234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7850">
            <text:p>27850</text:p>
          </table:table-cell>
          <table:table-cell office:value-type="float" office:value="27551.402344">
            <text:p>27551.402344</text:p>
          </table:table-cell>
        </table:table-row>
        <table:table-row table:style-name="ro1">
          <table:table-cell office:value-type="string">
            <text:p>r_dmr.exe</text:p>
          </table:table-cell>
          <table:table-cell office:value-type="string">
            <text:p>N56L.1</text:p>
          </table:table-cell>
          <table:table-cell office:value-type="float" office:value="9632280">
            <text:p>9632280</text:p>
          </table:table-cell>
          <table:table-cell office:value-type="float" office:value="4389152">
            <text:p>4389152</text:p>
          </table:table-cell>
          <table:table-cell office:value-type="float" office:value="18812176">
            <text:p>1881217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7760">
            <text:p>27760</text:p>
          </table:table-cell>
          <table:table-cell office:value-type="float" office:value="27463.650391">
            <text:p>27463.650391</text:p>
          </table:table-cell>
        </table:table-row>
        <table:table-row table:style-name="ro1">
          <table:table-cell office:value-type="string">
            <text:p>m_dmr_a.exe</text:p>
          </table:table-cell>
          <table:table-cell office:value-type="string">
            <text:p>N56L.1</text:p>
          </table:table-cell>
          <table:table-cell office:value-type="float" office:value="9632280">
            <text:p>9632280</text:p>
          </table:table-cell>
          <table:table-cell office:value-type="float" office:value="4389152">
            <text:p>4389152</text:p>
          </table:table-cell>
          <table:table-cell office:value-type="float" office:value="18942400">
            <text:p>189424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6980">
            <text:p>16980</text:p>
          </table:table-cell>
          <table:table-cell office:value-type="float" office:value="14664.172852">
            <text:p>14664.172852</text:p>
          </table:table-cell>
        </table:table-row>
        <table:table-row table:style-name="ro1">
          <table:table-cell office:value-type="string">
            <text:p>m_dmr.exe</text:p>
          </table:table-cell>
          <table:table-cell office:value-type="string">
            <text:p>N56L.1</text:p>
          </table:table-cell>
          <table:table-cell office:value-type="float" office:value="9632280">
            <text:p>9632280</text:p>
          </table:table-cell>
          <table:table-cell office:value-type="float" office:value="4389152">
            <text:p>4389152</text:p>
          </table:table-cell>
          <table:table-cell office:value-type="float" office:value="18929514">
            <text:p>1892951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3270">
            <text:p>13270</text:p>
          </table:table-cell>
          <table:table-cell office:value-type="float" office:value="12604.259766">
            <text:p>12604.259766</text:p>
          </table:table-cell>
        </table:table-row>
        <table:table-row table:style-name="ro1">
          <table:table-cell office:value-type="string">
            <text:p>m_dmr_LB.exe</text:p>
          </table:table-cell>
          <table:table-cell office:value-type="string">
            <text:p>N56L.1</text:p>
          </table:table-cell>
          <table:table-cell office:value-type="float" office:value="9632280">
            <text:p>9632280</text:p>
          </table:table-cell>
          <table:table-cell office:value-type="float" office:value="4389152">
            <text:p>4389152</text:p>
          </table:table-cell>
          <table:table-cell office:value-type="float" office:value="18929472">
            <text:p>1892947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2750">
            <text:p>12750</text:p>
          </table:table-cell>
          <table:table-cell office:value-type="float" office:value="12080.22168">
            <text:p>12080.22168</text:p>
          </table:table-cell>
        </table:table-row>
        <table:table-row table:style-name="ro1">
          <table:table-cell office:value-type="string">
            <text:p>m_dmr_LB_D.exe</text:p>
          </table:table-cell>
          <table:table-cell office:value-type="string">
            <text:p>N56L.1</text:p>
          </table:table-cell>
          <table:table-cell office:value-type="float" office:value="9632280">
            <text:p>9632280</text:p>
          </table:table-cell>
          <table:table-cell office:value-type="float" office:value="4389152">
            <text:p>4389152</text:p>
          </table:table-cell>
          <table:table-cell office:value-type="float" office:value="18929670">
            <text:p>1892967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1820">
            <text:p>21820</text:p>
          </table:table-cell>
          <table:table-cell office:value-type="float" office:value="21165.988281">
            <text:p>21165.988281</text:p>
          </table:table-cell>
        </table:table-row>
        <table:table-row table:style-name="ro2" table:number-rows-repeated="4">
          <table:table-cell table:number-columns-repeated="9"/>
        </table:table-row>
        <table:table-row table:style-name="ro1">
          <table:table-cell office:value-type="string">
            <text:p>r_dmr.exe</text:p>
          </table:table-cell>
          <table:table-cell office:value-type="string">
            <text:p>N5L.1</text:p>
          </table:table-cell>
          <table:table-cell office:value-type="float" office:value="956752">
            <text:p>956752</text:p>
          </table:table-cell>
          <table:table-cell office:value-type="float" office:value="438841">
            <text:p>438841</text:p>
          </table:table-cell>
          <table:table-cell office:value-type="float" office:value="1881352">
            <text:p>18813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670">
            <text:p>2670</text:p>
          </table:table-cell>
          <table:table-cell office:value-type="float" office:value="2642.907227">
            <text:p>2642.907227</text:p>
          </table:table-cell>
        </table:table-row>
        <table:table-row table:style-name="ro1">
          <table:table-cell office:value-type="string">
            <text:p>m_dmr_a.exe</text:p>
          </table:table-cell>
          <table:table-cell office:value-type="string">
            <text:p>N5L.1</text:p>
          </table:table-cell>
          <table:table-cell office:value-type="float" office:value="956752">
            <text:p>956752</text:p>
          </table:table-cell>
          <table:table-cell office:value-type="float" office:value="438841">
            <text:p>438841</text:p>
          </table:table-cell>
          <table:table-cell office:value-type="float" office:value="1900346">
            <text:p>190034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030">
            <text:p>2030</text:p>
          </table:table-cell>
          <table:table-cell office:value-type="float" office:value="1973.5354">
            <text:p>1973.5354</text:p>
          </table:table-cell>
        </table:table-row>
        <table:table-row table:style-name="ro1">
          <table:table-cell office:value-type="string">
            <text:p>m_dmr.exe</text:p>
          </table:table-cell>
          <table:table-cell office:value-type="string">
            <text:p>N5L.1</text:p>
          </table:table-cell>
          <table:table-cell office:value-type="float" office:value="956752">
            <text:p>956752</text:p>
          </table:table-cell>
          <table:table-cell office:value-type="float" office:value="438841">
            <text:p>438841</text:p>
          </table:table-cell>
          <table:table-cell office:value-type="float" office:value="1898422">
            <text:p>189842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810">
            <text:p>1810</text:p>
          </table:table-cell>
          <table:table-cell office:value-type="float" office:value="1756.359619">
            <text:p>1756.359619</text:p>
          </table:table-cell>
        </table:table-row>
        <table:table-row table:style-name="ro1">
          <table:table-cell office:value-type="string">
            <text:p>m_dmr_LB.exe</text:p>
          </table:table-cell>
          <table:table-cell office:value-type="string">
            <text:p>N5L.1</text:p>
          </table:table-cell>
          <table:table-cell office:value-type="float" office:value="956752">
            <text:p>956752</text:p>
          </table:table-cell>
          <table:table-cell office:value-type="float" office:value="438841">
            <text:p>438841</text:p>
          </table:table-cell>
          <table:table-cell office:value-type="float" office:value="1898362">
            <text:p>189836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740">
            <text:p>1740</text:p>
          </table:table-cell>
          <table:table-cell office:value-type="float" office:value="1688.511963">
            <text:p>1688.511963</text:p>
          </table:table-cell>
        </table:table-row>
        <table:table-row table:style-name="ro1">
          <table:table-cell office:value-type="string">
            <text:p>m_dmr_LB_D.exe</text:p>
          </table:table-cell>
          <table:table-cell office:value-type="string">
            <text:p>N5L.1</text:p>
          </table:table-cell>
          <table:table-cell office:value-type="float" office:value="956752">
            <text:p>956752</text:p>
          </table:table-cell>
          <table:table-cell office:value-type="float" office:value="438841">
            <text:p>438841</text:p>
          </table:table-cell>
          <table:table-cell office:value-type="float" office:value="1898420">
            <text:p>189842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760">
            <text:p>2760</text:p>
          </table:table-cell>
          <table:table-cell office:value-type="float" office:value="2713.728027">
            <text:p>2713.72802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_dmr.exe</text:p>
          </table:table-cell>
          <table:table-cell office:value-type="string">
            <text:p>N11L.1</text:p>
          </table:table-cell>
          <table:table-cell office:value-type="float" office:value="1910606">
            <text:p>1910606</text:p>
          </table:table-cell>
          <table:table-cell office:value-type="float" office:value="878260">
            <text:p>878260</text:p>
          </table:table-cell>
          <table:table-cell office:value-type="float" office:value="3760972">
            <text:p>376097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5324.461914">
            <text:p>5324.461914</text:p>
          </table:table-cell>
        </table:table-row>
        <table:table-row table:style-name="ro1">
          <table:table-cell office:value-type="string">
            <text:p>m_dmr_a.exe</text:p>
          </table:table-cell>
          <table:table-cell office:value-type="string">
            <text:p>N11L.1</text:p>
          </table:table-cell>
          <table:table-cell office:value-type="float" office:value="1910606">
            <text:p>1910606</text:p>
          </table:table-cell>
          <table:table-cell office:value-type="float" office:value="878260">
            <text:p>878260</text:p>
          </table:table-cell>
          <table:table-cell office:value-type="float" office:value="3799216">
            <text:p>379921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630">
            <text:p>3630</text:p>
          </table:table-cell>
          <table:table-cell office:value-type="float" office:value="3454.318115">
            <text:p>3454.318115</text:p>
          </table:table-cell>
        </table:table-row>
        <table:table-row table:style-name="ro1">
          <table:table-cell office:value-type="string">
            <text:p>m_dmr.exe</text:p>
          </table:table-cell>
          <table:table-cell office:value-type="string">
            <text:p>N11L.1</text:p>
          </table:table-cell>
          <table:table-cell office:value-type="float" office:value="1910606">
            <text:p>1910606</text:p>
          </table:table-cell>
          <table:table-cell office:value-type="float" office:value="878260">
            <text:p>878260</text:p>
          </table:table-cell>
          <table:table-cell office:value-type="float" office:value="3795378">
            <text:p>379537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209">
            <text:p>3209</text:p>
          </table:table-cell>
          <table:table-cell office:value-type="float" office:value="3084.203125">
            <text:p>3084.203125</text:p>
          </table:table-cell>
        </table:table-row>
        <table:table-row table:style-name="ro1">
          <table:table-cell office:value-type="string">
            <text:p>m_dmr_LB.exe</text:p>
          </table:table-cell>
          <table:table-cell office:value-type="string">
            <text:p>N11L.1</text:p>
          </table:table-cell>
          <table:table-cell office:value-type="float" office:value="1910606">
            <text:p>1910606</text:p>
          </table:table-cell>
          <table:table-cell office:value-type="float" office:value="878260">
            <text:p>878260</text:p>
          </table:table-cell>
          <table:table-cell office:value-type="float" office:value="3795450">
            <text:p>37954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70">
            <text:p>3070</text:p>
          </table:table-cell>
          <table:table-cell office:value-type="float" office:value="2955.828857">
            <text:p>2955.828857</text:p>
          </table:table-cell>
        </table:table-row>
        <table:table-row table:style-name="ro1">
          <table:table-cell office:value-type="string">
            <text:p>m_dmr_LB_D.exe</text:p>
          </table:table-cell>
          <table:table-cell office:value-type="string">
            <text:p>N11L.1</text:p>
          </table:table-cell>
          <table:table-cell office:value-type="float" office:value="1910606">
            <text:p>1910606</text:p>
          </table:table-cell>
          <table:table-cell office:value-type="float" office:value="878260">
            <text:p>878260</text:p>
          </table:table-cell>
          <table:table-cell office:value-type="float" office:value="3795460">
            <text:p>379546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110">
            <text:p>5110</text:p>
          </table:table-cell>
          <table:table-cell office:value-type="float" office:value="4994.231445">
            <text:p>4994.23144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_dmr.exe</text:p>
          </table:table-cell>
          <table:table-cell office:value-type="string">
            <text:p>N56L.1</text:p>
          </table:table-cell>
          <table:table-cell office:value-type="float" office:value="9632280">
            <text:p>9632280</text:p>
          </table:table-cell>
          <table:table-cell office:value-type="float" office:value="4389152">
            <text:p>4389152</text:p>
          </table:table-cell>
          <table:table-cell office:value-type="float" office:value="18808690">
            <text:p>1880869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8040">
            <text:p>28040</text:p>
          </table:table-cell>
          <table:table-cell office:value-type="float" office:value="27737.544922">
            <text:p>27737.544922</text:p>
          </table:table-cell>
        </table:table-row>
        <table:table-row table:style-name="ro1">
          <table:table-cell office:value-type="string">
            <text:p>m_dmr_a.exe</text:p>
          </table:table-cell>
          <table:table-cell office:value-type="string">
            <text:p>N56L.1</text:p>
          </table:table-cell>
          <table:table-cell office:value-type="float" office:value="9632280">
            <text:p>9632280</text:p>
          </table:table-cell>
          <table:table-cell office:value-type="float" office:value="4389152">
            <text:p>4389152</text:p>
          </table:table-cell>
          <table:table-cell office:value-type="float" office:value="18942358">
            <text:p>1894235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6970">
            <text:p>16970</text:p>
          </table:table-cell>
          <table:table-cell office:value-type="float" office:value="14661.880859">
            <text:p>14661.880859</text:p>
          </table:table-cell>
        </table:table-row>
        <table:table-row table:style-name="ro1">
          <table:table-cell office:value-type="string">
            <text:p>m_dmr.exe</text:p>
          </table:table-cell>
          <table:table-cell office:value-type="string">
            <text:p>N56L.1</text:p>
          </table:table-cell>
          <table:table-cell office:value-type="float" office:value="9632280">
            <text:p>9632280</text:p>
          </table:table-cell>
          <table:table-cell office:value-type="float" office:value="4389152">
            <text:p>4389152</text:p>
          </table:table-cell>
          <table:table-cell office:value-type="float" office:value="18929488">
            <text:p>1892948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3330">
            <text:p>13330</text:p>
          </table:table-cell>
          <table:table-cell office:value-type="float" office:value="12660.455078">
            <text:p>12660.455078</text:p>
          </table:table-cell>
        </table:table-row>
        <table:table-row table:style-name="ro1">
          <table:table-cell office:value-type="string">
            <text:p>m_dmr_LB.exe</text:p>
          </table:table-cell>
          <table:table-cell office:value-type="string">
            <text:p>N56L.1</text:p>
          </table:table-cell>
          <table:table-cell office:value-type="float" office:value="9632280">
            <text:p>9632280</text:p>
          </table:table-cell>
          <table:table-cell office:value-type="float" office:value="4389152">
            <text:p>4389152</text:p>
          </table:table-cell>
          <table:table-cell office:value-type="float" office:value="18929412">
            <text:p>1892941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2740">
            <text:p>12740</text:p>
          </table:table-cell>
          <table:table-cell office:value-type="float" office:value="12064.169922">
            <text:p>12064.169922</text:p>
          </table:table-cell>
        </table:table-row>
        <table:table-row table:style-name="ro1">
          <table:table-cell office:value-type="string">
            <text:p>m_dmr_LB_D.exe</text:p>
          </table:table-cell>
          <table:table-cell office:value-type="string">
            <text:p>N56L.1</text:p>
          </table:table-cell>
          <table:table-cell office:value-type="float" office:value="9632280">
            <text:p>9632280</text:p>
          </table:table-cell>
          <table:table-cell office:value-type="float" office:value="4389152">
            <text:p>4389152</text:p>
          </table:table-cell>
          <table:table-cell office:value-type="float" office:value="18929356">
            <text:p>1892935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2720">
            <text:p>22720</text:p>
          </table:table-cell>
          <table:table-cell office:value-type="float" office:value="22056.220703">
            <text:p>22056.220703</text:p>
          </table:table-cell>
        </table:table-row>
      </table:table>
      <table:table table:name="Fermi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r_dmr.exe</text:p>
          </table:table-cell>
          <table:table-cell office:value-type="string">
            <text:p>N5L.1</text:p>
          </table:table-cell>
          <table:table-cell office:value-type="float" office:value="956752">
            <text:p>956752</text:p>
          </table:table-cell>
          <table:table-cell office:value-type="float" office:value="438841">
            <text:p>438841</text:p>
          </table:table-cell>
          <table:table-cell office:value-type="float" office:value="1881466">
            <text:p>188146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769">
            <text:p>2769</text:p>
          </table:table-cell>
          <table:table-cell office:value-type="float" office:value="2669.720215">
            <text:p>2669.720215</text:p>
          </table:table-cell>
        </table:table-row>
        <table:table-row table:style-name="ro1">
          <table:table-cell office:value-type="string">
            <text:p>m_dmr_a.exe</text:p>
          </table:table-cell>
          <table:table-cell office:value-type="string">
            <text:p>N5L.1</text:p>
          </table:table-cell>
          <table:table-cell office:value-type="float" office:value="956752">
            <text:p>956752</text:p>
          </table:table-cell>
          <table:table-cell office:value-type="float" office:value="438841">
            <text:p>438841</text:p>
          </table:table-cell>
          <table:table-cell office:value-type="float" office:value="1899736">
            <text:p>189973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689">
            <text:p>2689</text:p>
          </table:table-cell>
          <table:table-cell office:value-type="float" office:value="2539.480957">
            <text:p>2539.480957</text:p>
          </table:table-cell>
        </table:table-row>
        <table:table-row table:style-name="ro1">
          <table:table-cell office:value-type="string">
            <text:p>m_dmr.exe</text:p>
          </table:table-cell>
          <table:table-cell office:value-type="string">
            <text:p>N5L.1</text:p>
          </table:table-cell>
          <table:table-cell office:value-type="float" office:value="956752">
            <text:p>956752</text:p>
          </table:table-cell>
          <table:table-cell office:value-type="float" office:value="438841">
            <text:p>438841</text:p>
          </table:table-cell>
          <table:table-cell office:value-type="float" office:value="1897662">
            <text:p>189766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409">
            <text:p>2409</text:p>
          </table:table-cell>
          <table:table-cell office:value-type="float" office:value="2285.336914">
            <text:p>2285.336914</text:p>
          </table:table-cell>
        </table:table-row>
        <table:table-row table:style-name="ro1">
          <table:table-cell office:value-type="string">
            <text:p>m_dmr_LB.exe</text:p>
          </table:table-cell>
          <table:table-cell office:value-type="string">
            <text:p>N5L.1</text:p>
          </table:table-cell>
          <table:table-cell office:value-type="float" office:value="956752">
            <text:p>956752</text:p>
          </table:table-cell>
          <table:table-cell office:value-type="float" office:value="438841">
            <text:p>438841</text:p>
          </table:table-cell>
          <table:table-cell office:value-type="float" office:value="1897544">
            <text:p>189754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340">
            <text:p>2340</text:p>
          </table:table-cell>
          <table:table-cell office:value-type="float" office:value="2207.947021">
            <text:p>2207.9470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_dmr.exe</text:p>
          </table:table-cell>
          <table:table-cell office:value-type="string">
            <text:p>N11L.1</text:p>
          </table:table-cell>
          <table:table-cell office:value-type="float" office:value="1910606">
            <text:p>1910606</text:p>
          </table:table-cell>
          <table:table-cell office:value-type="float" office:value="878260">
            <text:p>878260</text:p>
          </table:table-cell>
          <table:table-cell office:value-type="float" office:value="3759778">
            <text:p>375977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510">
            <text:p>5510</text:p>
          </table:table-cell>
          <table:table-cell office:value-type="float" office:value="5308.529785">
            <text:p>5308.529785</text:p>
          </table:table-cell>
        </table:table-row>
        <table:table-row table:style-name="ro1">
          <table:table-cell office:value-type="string">
            <text:p>m_dmr_a.exe</text:p>
          </table:table-cell>
          <table:table-cell office:value-type="string">
            <text:p>N11L.1</text:p>
          </table:table-cell>
          <table:table-cell office:value-type="float" office:value="1910606">
            <text:p>1910606</text:p>
          </table:table-cell>
          <table:table-cell office:value-type="float" office:value="878260">
            <text:p>878260</text:p>
          </table:table-cell>
          <table:table-cell office:value-type="float" office:value="3799080">
            <text:p>379908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800">
            <text:p>4800</text:p>
          </table:table-cell>
          <table:table-cell office:value-type="float" office:value="4445.466309">
            <text:p>4445.466309</text:p>
          </table:table-cell>
        </table:table-row>
        <table:table-row table:style-name="ro1">
          <table:table-cell office:value-type="string">
            <text:p>m_dmr.exe</text:p>
          </table:table-cell>
          <table:table-cell office:value-type="string">
            <text:p>N11L.1</text:p>
          </table:table-cell>
          <table:table-cell office:value-type="float" office:value="1910606">
            <text:p>1910606</text:p>
          </table:table-cell>
          <table:table-cell office:value-type="float" office:value="878260">
            <text:p>878260</text:p>
          </table:table-cell>
          <table:table-cell office:value-type="float" office:value="3795678">
            <text:p>379567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290">
            <text:p>4290</text:p>
          </table:table-cell>
          <table:table-cell office:value-type="float" office:value="4011.958984">
            <text:p>4011.958984</text:p>
          </table:table-cell>
        </table:table-row>
        <table:table-row table:style-name="ro1">
          <table:table-cell office:value-type="string">
            <text:p>m_dmr_LB.exe</text:p>
          </table:table-cell>
          <table:table-cell office:value-type="string">
            <text:p>N11L.1</text:p>
          </table:table-cell>
          <table:table-cell office:value-type="float" office:value="1910606">
            <text:p>1910606</text:p>
          </table:table-cell>
          <table:table-cell office:value-type="float" office:value="878260">
            <text:p>878260</text:p>
          </table:table-cell>
          <table:table-cell office:value-type="float" office:value="3795670">
            <text:p>379567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160">
            <text:p>4160</text:p>
          </table:table-cell>
          <table:table-cell office:value-type="float" office:value="3874.43042">
            <text:p>3874.4304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_dmr.exe</text:p>
          </table:table-cell>
          <table:table-cell office:value-type="string">
            <text:p>N56L.1</text:p>
          </table:table-cell>
          <table:table-cell office:value-type="float" office:value="9632280">
            <text:p>9632280</text:p>
          </table:table-cell>
          <table:table-cell office:value-type="float" office:value="4389152">
            <text:p>4389152</text:p>
          </table:table-cell>
          <table:table-cell office:value-type="float" office:value="18817256">
            <text:p>1881725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9320">
            <text:p>29320</text:p>
          </table:table-cell>
          <table:table-cell office:value-type="float" office:value="28144.119141">
            <text:p>28144.119141</text:p>
          </table:table-cell>
        </table:table-row>
        <table:table-row table:style-name="ro1">
          <table:table-cell office:value-type="string">
            <text:p>m_dmr_a.exe</text:p>
          </table:table-cell>
          <table:table-cell office:value-type="string">
            <text:p>N56L.1</text:p>
          </table:table-cell>
          <table:table-cell office:value-type="float" office:value="9632280">
            <text:p>9632280</text:p>
          </table:table-cell>
          <table:table-cell office:value-type="float" office:value="4389152">
            <text:p>4389152</text:p>
          </table:table-cell>
          <table:table-cell office:value-type="float" office:value="18942772">
            <text:p>1894277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3050">
            <text:p>23050</text:p>
          </table:table-cell>
          <table:table-cell office:value-type="float" office:value="18737.621094">
            <text:p>18737.621094</text:p>
          </table:table-cell>
        </table:table-row>
        <table:table-row table:style-name="ro1">
          <table:table-cell office:value-type="string">
            <text:p>m_dmr.exe</text:p>
          </table:table-cell>
          <table:table-cell office:value-type="string">
            <text:p>N56L.1</text:p>
          </table:table-cell>
          <table:table-cell office:value-type="float" office:value="9632280">
            <text:p>9632280</text:p>
          </table:table-cell>
          <table:table-cell office:value-type="float" office:value="4389152">
            <text:p>4389152</text:p>
          </table:table-cell>
          <table:table-cell office:value-type="float" office:value="18929810">
            <text:p>189298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8160">
            <text:p>18160</text:p>
          </table:table-cell>
          <table:table-cell office:value-type="float" office:value="16291.158203">
            <text:p>16291.158203</text:p>
          </table:table-cell>
        </table:table-row>
        <table:table-row table:style-name="ro1">
          <table:table-cell office:value-type="string">
            <text:p>m_dmr_LB.exe</text:p>
          </table:table-cell>
          <table:table-cell office:value-type="string">
            <text:p>N56L.1</text:p>
          </table:table-cell>
          <table:table-cell office:value-type="float" office:value="9632280">
            <text:p>9632280</text:p>
          </table:table-cell>
          <table:table-cell office:value-type="float" office:value="4389152">
            <text:p>4389152</text:p>
          </table:table-cell>
          <table:table-cell office:value-type="float" office:value="18929924">
            <text:p>1892992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7580">
            <text:p>17580</text:p>
          </table:table-cell>
          <table:table-cell office:value-type="float" office:value="15713.525391">
            <text:p>15713.525391</text:p>
          </table:table-cell>
        </table:table-row>
      </table:table>
      <table:table table:name="ALL" table:style-name="ta1">
        <table:shapes>
          <draw:frame draw:z-index="0" draw:style-name="gr1" svg:width="6.2988in" svg:height="3.5429in" svg:x="1.3591in" svg:y="1.5205in">
            <draw:object draw:notify-on-update-of-ranges="ALL.B5:ALL.F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/>
          <table:table-cell table:style-name="ce1" office:value-type="string" table:number-columns-spanned="5" table:number-rows-spanned="1">
            <text:p>KEPLER</text:p>
          </table:table-cell>
          <table:covered-table-cell table:number-columns-repeated="4"/>
          <table:table-cell/>
          <table:table-cell table:style-name="ce1" office:value-type="string" table:number-columns-spanned="4" table:number-rows-spanned="1">
            <text:p>FERMI</text:p>
          </table:table-cell>
          <table:covered-table-cell table:number-columns-repeated="3"/>
        </table:table-row>
        <table:table-row table:style-name="ro3">
          <table:table-cell/>
          <table:table-cell table:style-name="ce2" office:value-type="string">
            <text:p>r_dmr.exe</text:p>
          </table:table-cell>
          <table:table-cell table:style-name="ce2" office:value-type="string">
            <text:p>m_dmr_a.exe</text:p>
          </table:table-cell>
          <table:table-cell table:style-name="ce2" office:value-type="string">
            <text:p>m_dmr.exe</text:p>
          </table:table-cell>
          <table:table-cell table:style-name="ce2" office:value-type="string">
            <text:p>m_dmr_LB.exe</text:p>
          </table:table-cell>
          <table:table-cell table:style-name="ce2" office:value-type="string">
            <text:p>m_dmr_LB_D.exe</text:p>
          </table:table-cell>
          <table:table-cell/>
          <table:table-cell table:style-name="ce2" office:value-type="string">
            <text:p>r_dmr.exe</text:p>
          </table:table-cell>
          <table:table-cell table:style-name="ce2" office:value-type="string">
            <text:p>m_dmr_a.exe</text:p>
          </table:table-cell>
          <table:table-cell table:style-name="ce2" office:value-type="string">
            <text:p>m_dmr.exe</text:p>
          </table:table-cell>
          <table:table-cell table:style-name="ce2" office:value-type="string">
            <text:p>m_dmr_LB.exe</text:p>
          </table:table-cell>
        </table:table-row>
        <table:table-row table:style-name="ro1">
          <table:table-cell office:value-type="string">
            <text:p>N5L.1</text:p>
          </table:table-cell>
          <table:table-cell office:value-type="float" office:value="2642.907227">
            <text:p>2642.907227</text:p>
          </table:table-cell>
          <table:table-cell office:value-type="float" office:value="1973.5354">
            <text:p>1973.5354</text:p>
          </table:table-cell>
          <table:table-cell office:value-type="float" office:value="1756.359619">
            <text:p>1756.359619</text:p>
          </table:table-cell>
          <table:table-cell office:value-type="float" office:value="1688.511963">
            <text:p>1688.511963</text:p>
          </table:table-cell>
          <table:table-cell office:value-type="float" office:value="2713.728027">
            <text:p>2713.728027</text:p>
          </table:table-cell>
          <table:table-cell/>
          <table:table-cell office:value-type="float" office:value="2669.720215">
            <text:p>2669.720215</text:p>
          </table:table-cell>
          <table:table-cell office:value-type="float" office:value="2539.480957">
            <text:p>2539.480957</text:p>
          </table:table-cell>
          <table:table-cell office:value-type="float" office:value="2285.336914">
            <text:p>2285.336914</text:p>
          </table:table-cell>
          <table:table-cell office:value-type="float" office:value="2207.947021">
            <text:p>2207.947021</text:p>
          </table:table-cell>
        </table:table-row>
        <table:table-row table:style-name="ro1">
          <table:table-cell office:value-type="string">
            <text:p>N11L.1</text:p>
          </table:table-cell>
          <table:table-cell office:value-type="float" office:value="5324.461914">
            <text:p>5324.461914</text:p>
          </table:table-cell>
          <table:table-cell office:value-type="float" office:value="3454.318115">
            <text:p>3454.318115</text:p>
          </table:table-cell>
          <table:table-cell office:value-type="float" office:value="3084.203125">
            <text:p>3084.203125</text:p>
          </table:table-cell>
          <table:table-cell office:value-type="float" office:value="2955.828857">
            <text:p>2955.828857</text:p>
          </table:table-cell>
          <table:table-cell office:value-type="float" office:value="4994.231445">
            <text:p>4994.231445</text:p>
          </table:table-cell>
          <table:table-cell/>
          <table:table-cell office:value-type="float" office:value="5308.529785">
            <text:p>5308.529785</text:p>
          </table:table-cell>
          <table:table-cell office:value-type="float" office:value="4445.466309">
            <text:p>4445.466309</text:p>
          </table:table-cell>
          <table:table-cell office:value-type="float" office:value="4011.958984">
            <text:p>4011.958984</text:p>
          </table:table-cell>
          <table:table-cell office:value-type="float" office:value="3874.43042">
            <text:p>3874.43042</text:p>
          </table:table-cell>
        </table:table-row>
        <table:table-row table:style-name="ro1">
          <table:table-cell office:value-type="string">
            <text:p>N56L.1</text:p>
          </table:table-cell>
          <table:table-cell office:value-type="float" office:value="27737.544922">
            <text:p>27737.544922</text:p>
          </table:table-cell>
          <table:table-cell office:value-type="float" office:value="14661.880859">
            <text:p>14661.880859</text:p>
          </table:table-cell>
          <table:table-cell office:value-type="float" office:value="12660.455078">
            <text:p>12660.455078</text:p>
          </table:table-cell>
          <table:table-cell office:value-type="float" office:value="12064.169922">
            <text:p>12064.169922</text:p>
          </table:table-cell>
          <table:table-cell office:value-type="float" office:value="22056.220703">
            <text:p>22056.220703</text:p>
          </table:table-cell>
          <table:table-cell/>
          <table:table-cell office:value-type="float" office:value="28144.119141">
            <text:p>28144.119141</text:p>
          </table:table-cell>
          <table:table-cell office:value-type="float" office:value="18737.621094">
            <text:p>18737.621094</text:p>
          </table:table-cell>
          <table:table-cell office:value-type="float" office:value="16291.158203">
            <text:p>16291.158203</text:p>
          </table:table-cell>
          <table:table-cell office:value-type="float" office:value="15713.525391">
            <text:p>15713.525391</text:p>
          </table:table-cell>
        </table:table-row>
        <table:table-row table:style-name="ro1" table:number-rows-repeated="104857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4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3">
          <table:table-cell/>
          <table:table-cell table:style-name="ce2" office:value-type="string">
            <text:p>r_dmr.exe</text:p>
          </table:table-cell>
          <table:table-cell table:style-name="ce2" office:value-type="string">
            <text:p>m_dmr_a.exe</text:p>
          </table:table-cell>
          <table:table-cell table:style-name="ce2"/>
          <table:table-cell table:style-name="ce2" office:value-type="string">
            <text:p>m_dmr.exe</text:p>
          </table:table-cell>
          <table:table-cell table:style-name="ce2"/>
          <table:table-cell table:style-name="ce2" office:value-type="string">
            <text:p>m_dmr_LB.exe</text:p>
          </table:table-cell>
          <table:table-cell table:style-name="ce2"/>
          <table:table-cell table:style-name="ce2" office:value-type="string">
            <text:p>m_dmr_LB_D.exe</text:p>
          </table:table-cell>
        </table:table-row>
        <table:table-row table:style-name="ro1">
          <table:table-cell/>
          <table:table-cell office:value-type="float" office:value="2642.907227">
            <text:p>2642.907227</text:p>
          </table:table-cell>
          <table:table-cell office:value-type="float" office:value="1973.5354">
            <text:p>1973.5354</text:p>
          </table:table-cell>
          <table:table-cell table:style-name="ce4" table:formula="of:=([.B4]-[.C4])/[.B4]" office:value-type="percentage" office:value="0.253271026754811">
            <text:p>25.33%</text:p>
          </table:table-cell>
          <table:table-cell office:value-type="float" office:value="1756.359619">
            <text:p>1756.359619</text:p>
          </table:table-cell>
          <table:table-cell table:style-name="ce4" table:formula="of:=([.C4]-[.E4])/[.C4]" office:value-type="percentage" office:value="0.110044026066115">
            <text:p>11.00%</text:p>
          </table:table-cell>
          <table:table-cell office:value-type="float" office:value="1688.511963">
            <text:p>1688.511963</text:p>
          </table:table-cell>
          <table:table-cell table:style-name="ce4" table:formula="of:=([.E4]-[.G4])/[.E4]" office:value-type="percentage" office:value="0.0386297061638378">
            <text:p>3.86%</text:p>
          </table:table-cell>
          <table:table-cell office:value-type="float" office:value="2713.728027">
            <text:p>2713.728027</text:p>
          </table:table-cell>
        </table:table-row>
        <table:table-row table:style-name="ro1">
          <table:table-cell/>
          <table:table-cell office:value-type="float" office:value="5324.461914">
            <text:p>5324.461914</text:p>
          </table:table-cell>
          <table:table-cell office:value-type="float" office:value="3454.318115">
            <text:p>3454.318115</text:p>
          </table:table-cell>
          <table:table-cell table:style-name="ce4" table:formula="of:=([.B5]-[.C5])/[.B5]" office:value-type="percentage" office:value="0.351236205499507">
            <text:p>35.12%</text:p>
          </table:table-cell>
          <table:table-cell office:value-type="float" office:value="3084.203125">
            <text:p>3084.203125</text:p>
          </table:table-cell>
          <table:table-cell table:style-name="ce4" table:formula="of:=([.C5]-[.E5])/[.C5]" office:value-type="percentage" office:value="0.107145600861952">
            <text:p>10.71%</text:p>
          </table:table-cell>
          <table:table-cell office:value-type="float" office:value="2955.828857">
            <text:p>2955.828857</text:p>
          </table:table-cell>
          <table:table-cell table:style-name="ce4" table:formula="of:=([.E5]-[.G5])/[.E5]" office:value-type="percentage" office:value="0.0416231560623946">
            <text:p>4.16%</text:p>
          </table:table-cell>
          <table:table-cell office:value-type="float" office:value="4994.231445">
            <text:p>4994.231445</text:p>
          </table:table-cell>
        </table:table-row>
        <table:table-row table:style-name="ro1">
          <table:table-cell/>
          <table:table-cell office:value-type="float" office:value="27737.544922">
            <text:p>27737.544922</text:p>
          </table:table-cell>
          <table:table-cell office:value-type="float" office:value="14661.880859">
            <text:p>14661.880859</text:p>
          </table:table-cell>
          <table:table-cell table:style-name="ce4" table:formula="of:=([.B6]-[.C6])/[.B6]" office:value-type="percentage" office:value="0.471406683604108">
            <text:p>47.14%</text:p>
          </table:table-cell>
          <table:table-cell office:value-type="float" office:value="12660.455078">
            <text:p>12660.455078</text:p>
          </table:table-cell>
          <table:table-cell table:style-name="ce4" table:formula="of:=([.C6]-[.E6])/[.C6]" office:value-type="percentage" office:value="0.136505391105497">
            <text:p>13.65%</text:p>
          </table:table-cell>
          <table:table-cell office:value-type="float" office:value="12064.169922">
            <text:p>12064.169922</text:p>
          </table:table-cell>
          <table:table-cell table:style-name="ce4" table:formula="of:=([.E6]-[.G6])/[.E6]" office:value-type="percentage" office:value="0.0470982403338852">
            <text:p>4.71%</text:p>
          </table:table-cell>
          <table:table-cell office:value-type="float" office:value="22056.220703">
            <text:p>22056.220703</text:p>
          </table:table-cell>
        </table:table-row>
        <table:table-row table:style-name="ro1">
          <table:table-cell table:number-columns-repeated="2"/>
          <table:table-cell table:style-name="ce3" office:value-type="string">
            <text:p>GM</text:p>
          </table:table-cell>
          <table:table-cell table:style-name="ce4" table:formula="of:=PRODUCT([.D4:.D6])^(1/3)" office:value-type="percentage" office:value="0.347424286633474">
            <text:p>34.74%</text:p>
          </table:table-cell>
          <table:table-cell/>
          <table:table-cell table:style-name="ce4" table:formula="of:=PRODUCT([.F4:.F6])^(1/3)" office:value-type="percentage" office:value="0.11719170509517">
            <text:p>11.72%</text:p>
          </table:table-cell>
          <table:table-cell/>
          <table:table-cell table:style-name="ce4" table:formula="of:=PRODUCT([.H4:.H6])^(1/3)" office:value-type="percentage" office:value="0.0423077923874749">
            <text:p>4.23%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5"/>
          <table:table-cell/>
          <table:table-cell table:style-name="ce5"/>
          <table:table-cell/>
          <table:table-cell table:style-name="ce5"/>
          <table:table-cell/>
        </table:table-row>
        <table:table-row table:style-name="ro4">
          <table:table-cell/>
          <table:table-cell table:style-name="ce2" office:value-type="string">
            <text:p>r_dmr.exe</text:p>
          </table:table-cell>
          <table:table-cell table:style-name="ce2" office:value-type="string">
            <text:p>m_dmr_a.exe</text:p>
          </table:table-cell>
          <table:table-cell table:style-name="ce6"/>
          <table:table-cell table:style-name="ce2" office:value-type="string">
            <text:p>m_dmr.exe</text:p>
          </table:table-cell>
          <table:table-cell table:style-name="ce6"/>
          <table:table-cell table:style-name="ce2" office:value-type="string">
            <text:p>m_dmr_LB.exe</text:p>
          </table:table-cell>
          <table:table-cell table:style-name="ce6"/>
          <table:table-cell/>
        </table:table-row>
        <table:table-row table:style-name="ro1">
          <table:table-cell/>
          <table:table-cell office:value-type="float" office:value="2669.720215">
            <text:p>2669.720215</text:p>
          </table:table-cell>
          <table:table-cell office:value-type="float" office:value="2539.480957">
            <text:p>2539.480957</text:p>
          </table:table-cell>
          <table:table-cell table:style-name="ce4" table:formula="of:=([.B11]-[.C11])/[.B11]" office:value-type="percentage" office:value="0.0487838602967613">
            <text:p>4.88%</text:p>
          </table:table-cell>
          <table:table-cell office:value-type="float" office:value="2285.336914">
            <text:p>2285.336914</text:p>
          </table:table-cell>
          <table:table-cell table:style-name="ce4" table:formula="of:=([.C11]-[.E11])/[.C11]" office:value-type="percentage" office:value="0.100077160373839">
            <text:p>10.01%</text:p>
          </table:table-cell>
          <table:table-cell office:value-type="float" office:value="2207.947021">
            <text:p>2207.947021</text:p>
          </table:table-cell>
          <table:table-cell table:style-name="ce4" table:formula="of:=([.E11]-[.G11])/[.E11]" office:value-type="percentage" office:value="0.0338636690834987">
            <text:p>3.39%</text:p>
          </table:table-cell>
          <table:table-cell/>
        </table:table-row>
        <table:table-row table:style-name="ro1">
          <table:table-cell/>
          <table:table-cell office:value-type="float" office:value="5308.529785">
            <text:p>5308.529785</text:p>
          </table:table-cell>
          <table:table-cell office:value-type="float" office:value="4445.466309">
            <text:p>4445.466309</text:p>
          </table:table-cell>
          <table:table-cell table:style-name="ce4" table:formula="of:=([.B12]-[.C12])/[.B12]" office:value-type="percentage" office:value="0.16258050928502">
            <text:p>16.26%</text:p>
          </table:table-cell>
          <table:table-cell office:value-type="float" office:value="4011.958984">
            <text:p>4011.958984</text:p>
          </table:table-cell>
          <table:table-cell table:style-name="ce4" table:formula="of:=([.C12]-[.E12])/[.C12]" office:value-type="percentage" office:value="0.0975167271254199">
            <text:p>9.75%</text:p>
          </table:table-cell>
          <table:table-cell office:value-type="float" office:value="3874.43042">
            <text:p>3874.43042</text:p>
          </table:table-cell>
          <table:table-cell table:style-name="ce4" table:formula="of:=([.E12]-[.G12])/[.E12]" office:value-type="percentage" office:value="0.0342796535429385">
            <text:p>3.43%</text:p>
          </table:table-cell>
          <table:table-cell/>
        </table:table-row>
        <table:table-row table:style-name="ro1">
          <table:table-cell/>
          <table:table-cell office:value-type="float" office:value="28144.119141">
            <text:p>28144.119141</text:p>
          </table:table-cell>
          <table:table-cell office:value-type="float" office:value="18737.621094">
            <text:p>18737.621094</text:p>
          </table:table-cell>
          <table:table-cell table:style-name="ce4" table:formula="of:=([.B13]-[.C13])/[.B13]" office:value-type="percentage" office:value="0.334226059798643">
            <text:p>33.42%</text:p>
          </table:table-cell>
          <table:table-cell office:value-type="float" office:value="16291.158203">
            <text:p>16291.158203</text:p>
          </table:table-cell>
          <table:table-cell table:style-name="ce4" table:formula="of:=([.C13]-[.E13])/[.C13]" office:value-type="percentage" office:value="0.130564220437961">
            <text:p>13.06%</text:p>
          </table:table-cell>
          <table:table-cell office:value-type="float" office:value="15713.525391">
            <text:p>15713.525391</text:p>
          </table:table-cell>
          <table:table-cell table:style-name="ce4" table:formula="of:=([.E13]-[.G13])/[.E13]" office:value-type="percentage" office:value="0.0354568290849714">
            <text:p>3.55%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GM</text:p>
          </table:table-cell>
          <table:table-cell table:style-name="ce4" table:formula="of:=PRODUCT([.D11:.D13])^(1/3)" office:value-type="percentage" office:value="0.138397523012401">
            <text:p>13.84%</text:p>
          </table:table-cell>
          <table:table-cell/>
          <table:table-cell table:style-name="ce4" table:formula="of:=PRODUCT([.F11:.F13])^(1/3)" office:value-type="percentage" office:value="0.108412516047332">
            <text:p>10.84%</text:p>
          </table:table-cell>
          <table:table-cell/>
          <table:table-cell table:style-name="ce4" table:formula="of:=PRODUCT([.H11:.H13])^(1/3)" office:value-type="percentage" office:value="0.0345268355669117">
            <text:p>3.45%</text:p>
          </table:table-cell>
          <table:table-cell/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1">00/00/0000</text:date>, <text:time style:data-style-name="N2" text:time-value="0000-00-00T00:31:2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ekK </meta:initial-creator>
    <meta:creation-date>2013-05-31T15:58:19</meta:creation-date>
    <dc:date>2013-06-01T00:42:39</dc:date>
    <dc:creator>VivekK </dc:creator>
    <meta:editing-duration>PT8H4M38S</meta:editing-duration>
    <meta:editing-cycles>24</meta:editing-cycles>
    <meta:generator>LibreOffice/3.6$Linux_X86_64 LibreOffice_project/360m1$Build-2</meta:generator>
    <meta:document-statistic meta:table-count="4" meta:cell-count="5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ALL.B5:ALL.F5" svg:x="0.77cm" svg:y="0.855cm" svg:width="12.882cm" svg:height="7.545cm">
          <chartooo:coordinate-region svg:x="1.947cm" svg:y="1.054cm" svg:width="11.705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LL.B5:ALL.F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7737.544922">
                <text:p>27737.544922</text:p>
                <draw:g>
                  <svg:desc>ALL.B5:ALL.F5</svg:desc>
                </draw:g>
              </table:table-cell>
              <table:table-cell office:value-type="float" office:value="14661.880859">
                <text:p>14661.880859</text:p>
              </table:table-cell>
              <table:table-cell office:value-type="float" office:value="12660.455078">
                <text:p>12660.455078</text:p>
              </table:table-cell>
              <table:table-cell office:value-type="float" office:value="12064.169922">
                <text:p>12064.169922</text:p>
              </table:table-cell>
              <table:table-cell office:value-type="float" office:value="22056.220703">
                <text:p>22056.220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